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05e1e6" officeooo:paragraph-rsid="0005e1e6"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0632cb" officeooo:paragraph-rsid="0007b30e"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7b30e" officeooo:paragraph-rsid="0007b30e"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86236" officeooo:paragraph-rsid="00086236"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d6b62" officeooo:paragraph-rsid="000d6b62"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normal" officeooo:rsid="0005e1e6" officeooo:paragraph-rsid="0005e1e6"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7b30e" officeooo:paragraph-rsid="0007b30e"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086236" officeooo:paragraph-rsid="00086236"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0a0bca" officeooo:paragraph-rsid="000a0bca"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0afd35" officeooo:paragraph-rsid="000afd35"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0caffe" officeooo:paragraph-rsid="000caffe"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0d6b62" officeooo:paragraph-rsid="000afd35"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0d6b62" officeooo:paragraph-rsid="000d6b62" style:font-size-asian="12.25pt" style:font-weight-asian="normal" style:font-size-complex="14pt" style:font-weight-complex="normal"/>
    </style:style>
    <style:style style:name="P14" style:family="paragraph" style:parent-style-name="Standard">
      <style:paragraph-properties fo:text-align="center" style:justify-single-word="false"/>
      <style:text-properties fo:font-size="16pt" fo:font-weight="bold" officeooo:rsid="0005e1e6" officeooo:paragraph-rsid="0005e1e6" style:font-size-asian="16pt" style:font-weight-asian="bold" style:font-size-complex="16pt" style:font-weight-complex="bold"/>
    </style:style>
    <style:style style:name="T1" style:family="text">
      <style:text-properties officeooo:rsid="000632cb"/>
    </style:style>
    <style:style style:name="T2" style:family="text">
      <style:text-properties officeooo:rsid="000a0bca"/>
    </style:style>
    <style:style style:name="T3" style:family="text">
      <style:text-properties officeooo:rsid="000afd35"/>
    </style:style>
    <style:style style:name="T4" style:family="text">
      <style:text-properties officeooo:rsid="000caffe"/>
    </style:style>
    <style:style style:name="T5" style:family="text">
      <style:text-properties officeooo:rsid="001172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ynopsis for OS Lab Project</text:p>
      <text:p text:style-name="P1"/>
      <text:p text:style-name="P1">Team :</text:p>
      <text:p text:style-name="P1"/>
      <text:p text:style-name="P1">Jahnavi Kolakaluri<text:tab/>(1909050<text:span text:style-name="T5">93</text:span>)</text:p>
      <text:p text:style-name="P1">Kumud Lakara<text:tab/><text:tab/>(190905086)</text:p>
      <text:p text:style-name="P1">Yashraj<text:tab/><text:tab/><text:tab/>(190905083)</text:p>
      <text:p text:style-name="P1">Sagar Pathak<text:tab/><text:tab/>(190905082)</text:p>
      <text:p text:style-name="P1"/>
      <text:p text:style-name="P6"/>
      <text:p text:style-name="P1"><text:span text:style-name="T1">Title</text:span> : <text:span text:style-name="T1">Interactive shell to ease shell commands </text:span></text:p>
      <text:p text:style-name="P1"/>
      <text:p text:style-name="P3">Introduction :</text:p>
      <text:p text:style-name="P3"/>
      <text:p text:style-name="P7">Shell is a program that provides the user with interface to use Operating System’s functions through some commands. Our team felt the need of a user friendly shell to ease beginners introduction to Linux commands. Quite often the user knows what needs to be done but is not very clear with Linux commands, so using OS techniques learnt during lab hours along with Natural Language Processing, we will be analysing user’s needs and suggesting him commands accordingly. </text:p>
      <text:p text:style-name="P1"/>
      <text:p text:style-name="P4"/>
      <text:p text:style-name="P4">Problem analysis :</text:p>
      <text:p text:style-name="P4"/>
      <text:p text:style-name="P8">The input given by user can be simple English commands based on which we will understand what exactly the user wants and mapping it to correct response we shall execute the OS command that the user desires. So the problem is divided into 2 parts, first being understanding user’s requirements, once that’s done we shall branch out to performing the user requirement. </text:p>
      <text:p text:style-name="P8"/>
      <text:p text:style-name="P8"/>
      <text:p text:style-name="P2"><text:span text:style-name="T2">Objectives</text:span> :</text:p>
      <text:p text:style-name="P2"/>
      <text:p text:style-name="P9">1. To correctly understand and map out user’s requirement.</text:p>
      <text:p text:style-name="P9"/>
      <text:p text:style-name="P9">2. <text:span text:style-name="T3">Providing easy to use command prompt.</text:span></text:p>
      <text:p text:style-name="P10"/>
      <text:p text:style-name="P10">3. Implementing components like command interpreter, file system and one-line help.</text:p>
      <text:p text:style-name="P10"/>
      <text:p text:style-name="P10">4. <text:span text:style-name="T4">Keep a track of commands issued to maintain continuity.</text:span></text:p>
      <text:p text:style-name="P10"/>
      <text:p text:style-name="P10"/>
      <text:p text:style-name="P10"/>
      <text:p text:style-name="P10"/>
      <text:p text:style-name="P12"/>
      <text:p text:style-name="P5"><text:soft-page-break/>References :</text:p>
      <text:p text:style-name="P5"/>
      <text:p text:style-name="P13">1. Operating System Concepts (Silberschatz, Galvin, Gagne)</text:p>
      <text:p text:style-name="P11"/>
      <text:p text:style-name="P13">2. Beginning Linux Programming (Neil Matthew, Richard Stones)</text:p>
      <text:p text:style-name="P13"/>
      <text:p text:style-name="P13">3. https://github.com/ztane/python-Levenshtein/</text:p>
      <text:p text:style-name="P1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0T19:09:20.940454610</meta:creation-date>
    <dc:date>2021-11-10T23:41:37.999066621</dc:date>
    <meta:editing-duration>PT2M35S</meta:editing-duration>
    <meta:editing-cycles>3</meta:editing-cycles>
    <meta:generator>LibreOffice/6.0.7.3$Linux_X86_64 LibreOffice_project/00m0$Build-3</meta:generator>
    <meta:document-statistic meta:table-count="0" meta:image-count="0" meta:object-count="0" meta:page-count="2" meta:paragraph-count="20" meta:word-count="228" meta:character-count="1479" meta:non-whitespace-character-count="1264"/>
  </office:meta>
</office:document-meta>
</file>